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ea6b" draw:textarea-horizontal-align="justify" draw:textarea-vertical-align="middle" draw:auto-grow-height="false" fo:min-height="8cm" fo:min-width="1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3cm"/>
      <style:paragraph-properties style:writing-mode="lr-tb"/>
    </style:style>
    <style:style style:name="gr4" style:family="graphic" style:parent-style-name="standard">
      <style:graphic-properties draw:fill="solid" draw:fill-color="#ff972f" draw:textarea-horizontal-align="justify" draw:textarea-vertical-align="middle" draw:auto-grow-height="false" fo:min-height="1.696cm" fo:min-width="3.03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" style:family="graphic" style:parent-style-name="standard">
      <style:graphic-properties draw:fill="solid" draw:fill-color="#ea7500" draw:textarea-horizontal-align="justify" draw:textarea-vertical-align="middle" draw:auto-grow-height="false" fo:min-height="0.25cm" fo:min-width="1.102cm"/>
    </style:style>
    <style:style style:name="gr8" style:family="graphic" style:parent-style-name="standard">
      <style:graphic-properties draw:fill="solid" draw:fill-color="#ea7500" draw:textarea-horizontal-align="justify" draw:textarea-vertical-align="middle" draw:auto-grow-height="false" fo:min-height="0.25cm" fo:min-width="0.503cm"/>
    </style:style>
    <style:style style:name="gr9" style:family="graphic" style:parent-style-name="standard">
      <style:graphic-properties draw:fill="solid" draw:fill-color="#ff972f" draw:textarea-horizontal-align="justify" draw:textarea-vertical-align="middle" draw:auto-grow-height="false" fo:min-height="0.458cm" fo:min-width="1.083cm"/>
      <style:paragraph-properties style:writing-mode="lr-tb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72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ea75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75cm" svg:height="8.25cm" svg:x="4.2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75cm" svg:x="8.25cm" svg:y="10.25cm">
          <text:p text:style-name="P2">SPI <text:line-break/>Hard Por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2.5cm" svg:x="8.25cm" svg:y="4.5cm">
          <text:p text:style-name="P2"/>
          <text:p text:style-name="P2">Web Server<text:line-break/>Virtual Por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2.5cm" svg:x="4.5cm" svg:y="4.5cm">
          <text:p text:style-name="P2"/>
          <text:p text:style-name="P2">BT Mesh<text:line-break/>Virtual Por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2.5cm" svg:x="12cm" svg:y="4.5cm">
          <text:p text:style-name="P2"/>
          <text:p text:style-name="P2">Terminal<text:line-break/>Virtual Por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2.75cm" draw:transform="skewX (-0.0113446401379631) translate (7.483cm 7.25cm)">
          <text:p text:style-name="P2">ThingSet Mesh<text:line-break/> Inst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3.177cm" svg:height="0.962cm" svg:x="3.5cm" svg:y="2.25cm">
          <draw:text-box>
            <text:p>Bluetooth</text:p>
          </draw:text-box>
        </draw:frame>
        <draw:frame draw:style-name="gr6" draw:text-style-name="P4" draw:layer="layout" svg:width="1.772cm" svg:height="1cm" svg:x="7.75cm" svg:y="2.25cm">
          <draw:text-box>
            <text:p>WiFi</text:p>
          </draw:text-box>
        </draw:frame>
        <draw:frame draw:style-name="gr6" draw:text-style-name="P4" draw:layer="layout" svg:width="2.5cm" svg:height="1cm" svg:x="11.25cm" svg:y="2.25cm">
          <draw:text-box>
            <text:p>RS232</text:p>
          </draw:text-box>
        </draw:frame>
        <draw:custom-shape draw:style-name="gr1" draw:text-style-name="P1" draw:layer="layout" svg:width="11.75cm" svg:height="8.25cm" svg:x="4.25cm" svg:y="1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draw:transform="rotate (1.57393791944849) translate (9.5cm 1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3.5cm" svg:height="1.75cm" svg:x="8.25cm" svg:y="14cm">
          <text:p text:style-name="P2">SPI <text:line-break/>Hard Por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2.75cm" draw:transform="skewX (-0.0113446401379631) translate (7.469cm 16cm)">
          <text:p text:style-name="P2">ThingSet Mesh<text:line-break/> Inst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5cm" svg:height="1cm" svg:x="10.5cm" svg:y="12.5cm">
          <draw:text-box>
            <text:p>SPI</text:p>
          </draw:text-box>
        </draw:frame>
        <draw:custom-shape draw:style-name="gr2" draw:text-style-name="P2" draw:layer="layout" svg:width="3.5cm" svg:height="1.75cm" svg:x="4.5cm" svg:y="19cm">
          <text:p text:style-name="P2">CAN <text:line-break/>Hard Por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75cm" svg:x="8.5cm" svg:y="19cm">
          <text:p text:style-name="P2">RS485 <text:line-break/>Hard Por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75cm" svg:x="12.25cm" svg:y="19cm">
          <text:p text:style-name="P2">RS232 <text:line-break/>Hard Port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cm" draw:transform="rotate (1.57393791944849) translate (13.256cm 22.75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2cm" svg:height="1cm" draw:transform="rotate (1.57393791944849) translate (9.75cm 22.75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2cm" svg:height="1cm" draw:transform="rotate (1.57393791944849) translate (6.006cm 22.75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5cm" svg:height="2.75cm" draw:transform="skewX (-0.0113446401379631) translate (4.25cm 23.5cm)">
          <text:p text:style-name="P2">ThingSet Mesh<text:line-break/> Inst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035cm" svg:height="0.962cm" svg:x="9.823cm" svg:y="24.25cm">
          <draw:text-box>
            <text:p>...</text:p>
          </draw:text-box>
        </draw:frame>
        <draw:custom-shape draw:style-name="gr3" draw:text-style-name="P2" draw:layer="layout" svg:width="3.5cm" svg:height="2.5cm" svg:x="4.5cm" svg:y="13.75cm">
          <text:p text:style-name="P2"/>
          <text:p text:style-name="P2">xx<text:line-break/>Virtual Port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251cm" svg:height="1cm" draw:transform="rotate (1.57393791944849) translate (4.504cm 4.5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2cm" svg:height="1cm" draw:transform="rotate (3.12518655862105) translate (4.484cm 14.78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3" draw:layer="layout" svg:width="2.239cm" svg:height="1cm" draw:transform="skewX (-0.0113446401379631) translate (8.75cm 4.5cm)">
          <text:p text:style-name="P2">Me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239cm" svg:height="1cm" draw:transform="skewX (-0.0113446401379631) translate (5.25cm 4.5cm)">
          <text:p text:style-name="P2">Me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239cm" svg:height="1cm" draw:transform="skewX (-0.0113446401379631) translate (12.5cm 4.5cm)">
          <text:p text:style-name="P2">Me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239cm" svg:height="1cm" draw:transform="skewX (-0.0113446401379631) translate (5cm 13.75cm)">
          <text:p text:style-name="P2">Mesh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1.251cm" svg:height="1cm" draw:transform="rotate (1.57393791944849) translate (8.254cm 4.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5" draw:layer="layout" svg:width="1.251cm" svg:height="1cm" draw:transform="rotate (1.57393791944849) translate (12cm 4.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3T18:53:13.062716597</meta:creation-date>
    <dc:date>2021-08-03T19:20:40.779043000</dc:date>
    <meta:editing-duration>PT6M57S</meta:editing-duration>
    <meta:editing-cycles>1</meta:editing-cycles>
    <meta:generator>LibreOffice/7.0.6.2$Linux_X86_64 LibreOffice_project/00$Build-2</meta:generator>
    <meta:document-statistic meta:object-count="31"/>
  </office:meta>
</office:document-meta>
</file>